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3"><text:s/>מרכז בן גוריון</text:span></text:p>
      <text:p text:style-name="P1"><text:span text:style-name="T1">כתובת</text:span><text:span text:style-name="T2"> </text:span><text:span text:style-name="T1"><text:s text:c="2"/></text:span><text:span text:style-name="T3">שד' בן גוריון 4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3"> <text:s text:c="25"/>9641180 <text:s text:c="118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3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3"> <text:s text:c="6"/>בכניסה ראשית בצד שמאל <text:s text:c="3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3">קיים </text:span></text:p>
      <text:p text:style-name="P1"><text:span text:style-name="T1"><text:s/>מיקום ברזי כיבוי עיקריים "3</text:span><text:span text:style-name="T3"> <text:s text:c="6"/>מסביב למבנה <text:s text:c="92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רותי</text:p>
          </table:table-cell>
          <table:table-cell table:style-name="Table2.A1" office:value-type="string">
            <text:p text:style-name="P14">מזכיר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4691969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למה זליג</text:p>
          </table:table-cell>
          <table:table-cell table:style-name="Table2.A1" office:value-type="string">
            <text:p text:style-name="P14">בעלים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357210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וסי</text:p>
          </table:table-cell>
          <table:table-cell table:style-name="Table2.A1" office:value-type="string">
            <text:p text:style-name="P14">אב ב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><text:span text:style-name="T3">0523572107</text:span>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5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ערכת גפ"מ במבנה צובר תת קרקעי בצד המערבי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3"><text:s text:c="162"/></text:span><text:span text:style-name="T6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גנרטור בחניון, חניון תת קרקעי חלונות לשחרור עשן אוט'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23:00</meta:creation-date>
    <dc:creator>אתי מנצור</dc:creator>
    <dc:date>2013-08-12T06:23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2" meta:word-count="140" meta:character-count="1463"/>
    <meta:generator>OpenOffice/4.0.1$Win32 OpenOffice.org_project/401m5$Build-9714</meta:generator>
  </office:meta>
</office:document-meta>
</file>